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4-04-19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3-06-23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3-04-2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3-01-30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2-10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2-06-2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2-04-06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2-02-04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1-10-21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1-04-06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626" calcext:value-type="float">
            <text:p>3.230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17866666667" calcext:value-type="float">
            <text:p>4.05417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219062068966" calcext:value-type="float">
            <text:p>4.862190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9664" calcext:value-type="float">
            <text:p>3.33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202658064516" calcext:value-type="float">
            <text:p>2.3020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1272" calcext:value-type="float">
            <text:p>4.98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322709677419" calcext:value-type="float">
            <text:p>3.94322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68877419355" calcext:value-type="float">
            <text:p>3.08968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97290322581" calcext:value-type="float">
            <text:p>2.990972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32314285714" calcext:value-type="float">
            <text:p>3.07532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5105" calcext:value-type="float">
            <text:p>2.9415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25161290323" calcext:value-type="float">
            <text:p>3.41425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46064" calcext:value-type="float">
            <text:p>4.39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53775" calcext:value-type="float">
            <text:p>4.30253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6904" calcext:value-type="float">
            <text:p>3.54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39638709677" calcext:value-type="float">
            <text:p>3.29439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822296774194" calcext:value-type="float">
            <text:p>4.75822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48929032258" calcext:value-type="float">
            <text:p>4.197489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36670967742" calcext:value-type="float">
            <text:p>2.651366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0336" calcext:value-type="float">
            <text:p>2.2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428" calcext:value-type="float">
            <text:p>2.2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98" calcext:value-type="float">
            <text:p>2.1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4856" calcext:value-type="float">
            <text:p>2.31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182916129032" calcext:value-type="float">
            <text:p>2.81182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89375" calcext:value-type="float">
            <text:p>3.72189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0536" calcext:value-type="float">
            <text:p>3.04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56025806452" calcext:value-type="float">
            <text:p>2.02456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740593548387" calcext:value-type="float">
            <text:p>1.957405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35509677419" calcext:value-type="float">
            <text:p>1.91935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04257142857" calcext:value-type="float">
            <text:p>1.919042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358" calcext:value-type="float">
            <text:p>1.9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85703225807" calcext:value-type="float">
            <text:p>1.9778570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12774193548" calcext:value-type="float">
            <text:p>1.956127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41187096774" calcext:value-type="float">
            <text:p>1.857411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816" calcext:value-type="float">
            <text:p>1.7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33625806452" calcext:value-type="float">
            <text:p>2.13733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31896774194" calcext:value-type="float">
            <text:p>3.62131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54704516129" calcext:value-type="float">
            <text:p>4.4154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45909677419" calcext:value-type="float">
            <text:p>1.98945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76335483871" calcext:value-type="float">
            <text:p>1.965763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442" calcext:value-type="float">
            <text:p>2.012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73925" calcext:value-type="float">
            <text:p>2.1047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898451612903" calcext:value-type="float">
            <text:p>2.19898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503948387097" calcext:value-type="float">
            <text:p>2.565039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27225806452" calcext:value-type="float">
            <text:p>3.149272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5144" calcext:value-type="float">
            <text:p>2.00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70838709677" calcext:value-type="float">
            <text:p>1.98070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7264" calcext:value-type="float">
            <text:p>2.94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5544" calcext:value-type="float">
            <text:p>3.97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844" calcext:value-type="float">
            <text:p>3.7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91917241379" calcext:value-type="float">
            <text:p>4.174919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82374193548" calcext:value-type="float">
            <text:p>2.571823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4896" calcext:value-type="float">
            <text:p>2.088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92509090909" calcext:value-type="float">
            <text:p>2.136925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78571428571" calcext:value-type="float">
            <text:p>2.258785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02580645161" calcext:value-type="float">
            <text:p>2.431025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83725" calcext:value-type="float">
            <text:p>2.88883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1492173913" calcext:value-type="float">
            <text:p>4.3081492173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1385" calcext:value-type="float">
            <text:p>3.3941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39329032258" calcext:value-type="float">
            <text:p>2.28639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4888" calcext:value-type="float">
            <text:p>4.01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23672727273" calcext:value-type="float">
            <text:p>4.3532367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10632258065" calcext:value-type="float">
            <text:p>3.112106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612025806452" calcext:value-type="float">
            <text:p>3.076120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71380645161" calcext:value-type="float">
            <text:p>3.363713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79420689655" calcext:value-type="float">
            <text:p>3.529794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7168" calcext:value-type="float">
            <text:p>4.05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361866666667" calcext:value-type="float">
            <text:p>4.65361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94296774194" calcext:value-type="float">
            <text:p>4.04194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50167741935" calcext:value-type="float">
            <text:p>2.51450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47922580645" calcext:value-type="float">
            <text:p>2.06447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7588" calcext:value-type="float">
            <text:p>2.0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828" calcext:value-type="float">
            <text:p>2.0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78167741935" calcext:value-type="float">
            <text:p>2.087781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11825" calcext:value-type="float">
            <text:p>2.08911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95922580645" calcext:value-type="float">
            <text:p>2.094959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18709677419" calcext:value-type="float">
            <text:p>2.09918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7832" calcext:value-type="float">
            <text:p>2.10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81987096774" calcext:value-type="float">
            <text:p>2.07381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625309090909" calcext:value-type="float">
            <text:p>2.856253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31466666667" calcext:value-type="float">
            <text:p>4.253314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615561290323" calcext:value-type="float">
            <text:p>2.64615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291174193548" calcext:value-type="float">
            <text:p>2.132911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367" calcext:value-type="float">
            <text:p>2.1743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8032" calcext:value-type="float">
            <text:p>2.26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46369230769" calcext:value-type="float">
            <text:p>2.4204636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1305" calcext:value-type="float">
            <text:p>2.821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1432" calcext:value-type="float">
            <text:p>4.34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043625" calcext:value-type="float">
            <text:p>3.49043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52408" calcext:value-type="float">
            <text:p>2.1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409" calcext:value-type="float">
            <text:p>2.1294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772" calcext:value-type="float">
            <text:p>4.27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15227586207" calcext:value-type="float">
            <text:p>4.056152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83227586207" calcext:value-type="float">
            <text:p>2.638832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3935483871" calcext:value-type="float">
            <text:p>2.116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10514285714" calcext:value-type="float">
            <text:p>2.093105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73418181818" calcext:value-type="float">
            <text:p>3.345734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13875" calcext:value-type="float">
            <text:p>3.39613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012" calcext:value-type="float">
            <text:p>3.9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13935483871" calcext:value-type="float">
            <text:p>3.06913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10838709677" calcext:value-type="float">
            <text:p>2.514108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03741935484" calcext:value-type="float">
            <text:p>2.401037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887" calcext:value-type="float">
            <text:p>2.38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87509677419" calcext:value-type="float">
            <text:p>3.03187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64342857143" calcext:value-type="float">
            <text:p>3.950643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348" calcext:value-type="float">
            <text:p>3.9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0448" calcext:value-type="float">
            <text:p>3.50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31648" calcext:value-type="float">
            <text:p>3.83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0015483871" calcext:value-type="float">
            <text:p>2.790001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064" calcext:value-type="float">
            <text:p>2.184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634141935484" calcext:value-type="float">
            <text:p>2.166341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09285714286" calcext:value-type="float">
            <text:p>2.158092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949818181818" calcext:value-type="float">
            <text:p>2.21949818181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0816" calcext:value-type="float">
            <text:p>3.3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66477419355" calcext:value-type="float">
            <text:p>2.897664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8088" calcext:value-type="float">
            <text:p>2.1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121375" calcext:value-type="float">
            <text:p>2.09121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29419354839" calcext:value-type="float">
            <text:p>3.55829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4511110120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3538" calcext:value-type="float">
            <text:p>3.92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